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cb0" officeooo:paragraph-rsid="00085cb0"/>
    </style:style>
    <style:style style:name="P2" style:family="paragraph" style:parent-style-name="Standard">
      <style:text-properties fo:color="#c9211e" fo:font-weight="bold" officeooo:rsid="001d3c3a" officeooo:paragraph-rsid="001d3c3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fo:font-size="14pt" fo:font-weight="bold" officeooo:rsid="00085cb0" officeooo:paragraph-rsid="00085cb0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f2611" officeooo:paragraph-rsid="000f2611"/>
    </style:style>
    <style:style style:name="P5" style:family="paragraph" style:parent-style-name="Standard">
      <style:text-properties officeooo:rsid="001fb0f0" officeooo:paragraph-rsid="001fb0f0"/>
    </style:style>
    <style:style style:name="P6" style:family="paragraph" style:parent-style-name="Standard">
      <style:text-properties officeooo:rsid="0024a6e6" officeooo:paragraph-rsid="0024a6e6"/>
    </style:style>
    <style:style style:name="P7" style:family="paragraph" style:parent-style-name="Standard">
      <style:text-properties officeooo:rsid="00272074" officeooo:paragraph-rsid="00272074"/>
    </style:style>
    <style:style style:name="P8" style:family="paragraph" style:parent-style-name="Standard">
      <style:text-properties officeooo:rsid="002940c2" officeooo:paragraph-rsid="002940c2"/>
    </style:style>
    <style:style style:name="P9" style:family="paragraph" style:parent-style-name="Standard">
      <style:text-properties officeooo:rsid="002b3dfb" officeooo:paragraph-rsid="002b3dfb"/>
    </style:style>
    <style:style style:name="P10" style:family="paragraph" style:parent-style-name="Standard">
      <style:text-properties officeooo:rsid="002c962e" officeooo:paragraph-rsid="002c962e"/>
    </style:style>
    <style:style style:name="P11" style:family="paragraph" style:parent-style-name="Standard">
      <style:text-properties officeooo:rsid="002ceec4" officeooo:paragraph-rsid="002ceec4"/>
    </style:style>
    <style:style style:name="P12" style:family="paragraph" style:parent-style-name="Standard" style:list-style-name="L1">
      <style:text-properties officeooo:rsid="002ceec4" officeooo:paragraph-rsid="002ceec4"/>
    </style:style>
    <style:style style:name="P13" style:family="paragraph" style:parent-style-name="Standard" style:list-style-name="L1">
      <style:text-properties officeooo:rsid="002e859e" officeooo:paragraph-rsid="002e859e"/>
    </style:style>
    <style:style style:name="P14" style:family="paragraph" style:parent-style-name="Standard" style:list-style-name="L1">
      <style:text-properties officeooo:rsid="0033ddb3" officeooo:paragraph-rsid="00359168"/>
    </style:style>
    <style:style style:name="P15" style:family="paragraph" style:parent-style-name="Standard" style:list-style-name="L1">
      <style:text-properties officeooo:rsid="0037f338" officeooo:paragraph-rsid="0037f338"/>
    </style:style>
    <style:style style:name="P16" style:family="paragraph" style:parent-style-name="Standard" style:list-style-name="L1">
      <style:text-properties officeooo:rsid="003b49a2" officeooo:paragraph-rsid="003b49a2"/>
    </style:style>
    <style:style style:name="P17" style:family="paragraph" style:parent-style-name="Standard" style:list-style-name="L1">
      <style:text-properties officeooo:rsid="003bb24d" officeooo:paragraph-rsid="003bb24d"/>
    </style:style>
    <style:style style:name="P18" style:family="paragraph" style:parent-style-name="Standard" style:list-style-name="L1">
      <style:text-properties officeooo:rsid="003c7a0a" officeooo:paragraph-rsid="003c7a0a"/>
    </style:style>
    <style:style style:name="P19" style:family="paragraph" style:parent-style-name="Standard" style:list-style-name="L1">
      <style:text-properties officeooo:rsid="004154ca" officeooo:paragraph-rsid="004154ca"/>
    </style:style>
    <style:style style:name="P20" style:family="paragraph" style:parent-style-name="Standard" style:list-style-name="L1">
      <style:text-properties officeooo:rsid="00466d44" officeooo:paragraph-rsid="00466d44"/>
    </style:style>
    <style:style style:name="P21" style:family="paragraph" style:parent-style-name="Standard">
      <style:text-properties officeooo:rsid="004cda1f" officeooo:paragraph-rsid="004cda1f"/>
    </style:style>
    <style:style style:name="P22" style:family="paragraph" style:parent-style-name="Standard">
      <style:text-properties officeooo:rsid="004d3d35" officeooo:paragraph-rsid="004d3d35"/>
    </style:style>
    <style:style style:name="P23" style:family="paragraph" style:parent-style-name="Standard">
      <style:text-properties officeooo:rsid="0058b904" officeooo:paragraph-rsid="0058b904"/>
    </style:style>
    <style:style style:name="P24" style:family="paragraph" style:parent-style-name="Standard">
      <style:text-properties officeooo:rsid="005bc8aa" officeooo:paragraph-rsid="005bc8aa"/>
    </style:style>
    <style:style style:name="P25" style:family="paragraph" style:parent-style-name="Standard">
      <style:text-properties officeooo:rsid="00623fff" officeooo:paragraph-rsid="00623fff"/>
    </style:style>
    <style:style style:name="P26" style:family="paragraph" style:parent-style-name="Standard">
      <style:text-properties officeooo:rsid="006dac53" officeooo:paragraph-rsid="006dac53"/>
    </style:style>
    <style:style style:name="P27" style:family="paragraph" style:parent-style-name="Standard">
      <style:text-properties officeooo:rsid="006f52b7" officeooo:paragraph-rsid="006f52b7"/>
    </style:style>
    <style:style style:name="P28" style:family="paragraph" style:parent-style-name="Standard">
      <style:text-properties officeooo:rsid="0073e588" officeooo:paragraph-rsid="0073e588"/>
    </style:style>
    <style:style style:name="P29" style:family="paragraph" style:parent-style-name="Standard">
      <style:text-properties officeooo:rsid="00752c3f" officeooo:paragraph-rsid="00752c3f"/>
    </style:style>
    <style:style style:name="P30" style:family="paragraph" style:parent-style-name="Standard">
      <style:text-properties officeooo:rsid="007cbbb6" officeooo:paragraph-rsid="007cbbb6"/>
    </style:style>
    <style:style style:name="P31" style:family="paragraph" style:parent-style-name="Standard">
      <style:text-properties officeooo:rsid="008a9568" officeooo:paragraph-rsid="008a9568"/>
    </style:style>
    <style:style style:name="P32" style:family="paragraph" style:parent-style-name="Standard">
      <style:text-properties officeooo:rsid="008ea6ec" officeooo:paragraph-rsid="008ea6ec"/>
    </style:style>
    <style:style style:name="P33" style:family="paragraph" style:parent-style-name="Standard">
      <style:text-properties officeooo:rsid="009283ec" officeooo:paragraph-rsid="009283ec"/>
    </style:style>
    <style:style style:name="P34" style:family="paragraph" style:parent-style-name="Standard">
      <style:text-properties officeooo:rsid="0094c1e0" officeooo:paragraph-rsid="0094c1e0"/>
    </style:style>
    <style:style style:name="P35" style:family="paragraph" style:parent-style-name="Standard">
      <style:text-properties officeooo:rsid="00995ea7" officeooo:paragraph-rsid="00995ea7"/>
    </style:style>
    <style:style style:name="T1" style:family="text">
      <style:text-properties officeooo:rsid="001fb0f0"/>
    </style:style>
    <style:style style:name="T2" style:family="text">
      <style:text-properties officeooo:rsid="0021938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3dfb"/>
    </style:style>
    <style:style style:name="T5" style:family="text">
      <style:text-properties officeooo:rsid="002e859e"/>
    </style:style>
    <style:style style:name="T6" style:family="text">
      <style:text-properties officeooo:rsid="002e894e"/>
    </style:style>
    <style:style style:name="T7" style:family="text">
      <style:text-properties officeooo:rsid="002fe3c5"/>
    </style:style>
    <style:style style:name="T8" style:family="text">
      <style:text-properties officeooo:rsid="00338d2d"/>
    </style:style>
    <style:style style:name="T9" style:family="text">
      <style:text-properties officeooo:rsid="00359168"/>
    </style:style>
    <style:style style:name="T10" style:family="text">
      <style:text-properties officeooo:rsid="00377f42"/>
    </style:style>
    <style:style style:name="T11" style:family="text">
      <style:text-properties officeooo:rsid="0037f62a"/>
    </style:style>
    <style:style style:name="T12" style:family="text">
      <style:text-properties officeooo:rsid="0039eb54"/>
    </style:style>
    <style:style style:name="T13" style:family="text">
      <style:text-properties officeooo:rsid="003dd333"/>
    </style:style>
    <style:style style:name="T14" style:family="text">
      <style:text-properties officeooo:rsid="004154ca"/>
    </style:style>
    <style:style style:name="T15" style:family="text">
      <style:text-properties officeooo:rsid="0043b3f4"/>
    </style:style>
    <style:style style:name="T16" style:family="text">
      <style:text-properties officeooo:rsid="004d3d35"/>
    </style:style>
    <style:style style:name="T17" style:family="text">
      <style:text-properties officeooo:rsid="004dabaa"/>
    </style:style>
    <style:style style:name="T18" style:family="text">
      <style:text-properties officeooo:rsid="005068c4"/>
    </style:style>
    <style:style style:name="T19" style:family="text">
      <style:text-properties officeooo:rsid="005fedcf"/>
    </style:style>
    <style:style style:name="T20" style:family="text">
      <style:text-properties officeooo:rsid="0065612f"/>
    </style:style>
    <style:style style:name="T21" style:family="text">
      <style:text-properties officeooo:rsid="0065979c"/>
    </style:style>
    <style:style style:name="T22" style:family="text">
      <style:text-properties officeooo:rsid="006791e2"/>
    </style:style>
    <style:style style:name="T23" style:family="text">
      <style:text-properties fo:color="#c9211e" fo:font-weight="bold" style:font-weight-asian="bold" style:font-weight-complex="bold"/>
    </style:style>
    <style:style style:name="T24" style:family="text">
      <style:text-properties fo:color="#c9211e" fo:font-weight="bold" officeooo:rsid="009c783c" style:font-weight-asian="bold" style:font-weight-complex="bold"/>
    </style:style>
    <style:style style:name="T25" style:family="text">
      <style:text-properties officeooo:rsid="007ecc99"/>
    </style:style>
    <style:style style:name="T26" style:family="text">
      <style:text-properties officeooo:rsid="008054ea"/>
    </style:style>
    <style:style style:name="T27" style:family="text">
      <style:text-properties officeooo:rsid="0080f65d"/>
    </style:style>
    <style:style style:name="T28" style:family="text">
      <style:text-properties officeooo:rsid="0095b030"/>
    </style:style>
    <style:style style:name="T29" style:family="text">
      <style:text-properties officeooo:rsid="00962f47"/>
    </style:style>
    <style:style style:name="T30" style:family="text">
      <style:text-properties officeooo:rsid="00983336"/>
    </style:style>
    <style:style style:name="T31" style:family="text">
      <style:text-properties officeooo:rsid="009ad2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TRAZIONE DATI</text:p>
      <text:p text:style-name="P33"/>
      <text:p text:style-name="P34">L’astrazione dei dati riguarda <text:span text:style-name="T28">la capacità di modellare </text:span><text:span text:style-name="T30">le </text:span><text:span text:style-name="T29">informazioni che vogliamo trattare nel nostro programma e che non sono in qualche misura rappresentati in maniera completa dai tipi provvisti da Java.</text:span></text:p>
      <text:p text:style-name="P35">In questo modo possiamo estendere il linguaggio di programmazione con nuovi tipi di dat<text:span text:style-name="T31">i, che dovrebbero incorporare l’astrazione per parametrizzazione e quella per specificazione.</text:span></text:p>
      <text:p text:style-name="P1"/>
      <text:p text:style-name="P2">Specificazione per l’astrazione dat<text:span text:style-name="T1">i</text:span></text:p>
      <text:p text:style-name="P5">“Class” è il costrutto linguistico che ci permette di specificare <text:span text:style-name="T2">gli oggetti.</text:span></text:p>
      <text:p text:style-name="P6">Il processo di specificazione è l’unione di alcune specificazioni sintattiche più alcuni commenti.</text:p>
      <text:p text:style-name="P6"/>
      <text:p text:style-name="P7"><text:span text:style-name="T3">Aspetti sintattici</text:span>:</text:p>
      <text:p text:style-name="P7">Devo definire la classe utilizzando “Class” seguito dal nome della classe. Tale nome definisce il nuovo tipo di dato da noi creato.</text:p>
      <text:p text:style-name="P7"/>
      <text:p text:style-name="P8">All’interno della classe definiamo il comportamento di tale entità <text:span text:style-name="T4">utilizzando dei metodi</text:span>.</text:p>
      <text:p text:style-name="P9">I metodi che posseggono il prefisso static (procedure) significa che sono comportamenti della classe.</text:p>
      <text:p text:style-name="P9"/>
      <text:p text:style-name="P10">I metodi che non posseggono il prefsso static sono comportamenti dell’oggetto.</text:p>
      <text:p text:style-name="P11">Facciamo alcune distinzioni tra questi metodi:</text:p>
      <text:list xml:id="list4130579942" text:style-name="L1">
        <text:list-item>
          <text:p text:style-name="P12">Costruttori: sono metodi <text:span text:style-name="T5">che condividono il nome della classe e hanno, se serve, un’opportuna famiglia di parametri e un corpo racchiuso tra graffe.</text:span></text:p>
          <text:p text:style-name="P13">Il loro obiettivo è quello di <text:span text:style-name="T6">costruire una nuova istanza di questo oggetto, utilizzando all’interno del sorgente </text:span><text:span text:style-name="T8">la keyword</text:span><text:span text:style-name="T6"> “new” </text:span><text:span text:style-name="T7">seguito dal nome dell’istanza che si vuole creare.</text:span></text:p>
          <text:p text:style-name="P14">Può succedere che vi siano più costruttori <text:span text:style-name="T10">con lo stesso nome </text:span>per un oggetto</text:p>
          <text:p text:style-name="P16">ES: possiamo costruire un oggetto persona a partire dal suo nome e cognome oppure dal suo nome e la sua età.</text:p>
          <text:p text:style-name="P14">Ciò è reso possibile grazie <text:span text:style-name="T9">all’overloading.</text:span></text:p>
        </text:list-item>
        <text:list-item>
          <text:p text:style-name="P15">Metodi <text:span text:style-name="T11">d’istanza: </text:span><text:span text:style-name="T12">tutte le funzioni che permettono di descrivere il comportamento dell’oggetto.</text:span></text:p>
          <text:p text:style-name="P17">Questi si suddividono in:</text:p>
          <text:list>
            <text:list-item>
              <text:p text:style-name="P18">Metodi di osservazione: <text:span text:style-name="T13">metodi </text:span><text:span text:style-name="T14">che non altera lo stato dell’oggetto ma che ne restituiscono lo stato totale o parziale</text:span></text:p>
            </text:list-item>
            <text:list-item>
              <text:p text:style-name="P19">Fabbricatori: <text:span text:style-name="T15">producono un nuovo oggetto partendo da un oggetto dello stesso tipo già esistente.</text:span></text:p>
              <text:p text:style-name="P20">A volte possono essere utili al posto dei costruttori.</text:p>
            </text:list-item>
            <text:list-item>
              <text:p text:style-name="P18">Mutazionali: <text:span text:style-name="T13">metodi che alterano l’entità sulla quale sono invocati</text:span></text:p>
            </text:list-item>
          </text:list>
        </text:list-item>
      </text:list>
      <text:p text:style-name="P8"/>
      <text:p text:style-name="P21">Tutti questi metodi hanno a che fare sulle istanze e non sulle classi <text:span text:style-name="T17">e quindi s</text:span><text:span text:style-name="T16">u nessuno di questi metodi è applicato </text:span><text:span text:style-name="T18">il</text:span><text:span text:style-name="T16"> prefisso static.</text:span></text:p>
      <text:p text:style-name="P22"/>
      <text:p text:style-name="P23">This è una parola riservata di Java che definisce l’oggetto corrente.</text:p>
      <text:p text:style-name="P23">All’interno di un oggetto si riferisce a sé stesso.</text:p>
      <text:p text:style-name="P23"/>
      <text:p text:style-name="P24">La somma dei metodi di modificazione e di osservazione deve essere tale da consentirci di fare tutto ciò che riteniamo normalmente plausibile fare con questo tipo di entità, <text:span text:style-name="T20">a</text:span><text:span text:style-name="T19">ltrimenti mi esporrei ad una serie di rischi possibilmente drammatici.</text:span></text:p>
      <text:p text:style-name="P25"><text:span text:style-name="T20">Inoltre, </text:span>I costruttori insieme a<text:span text:style-name="T21">i</text:span> metodi di osservazione e di modificazione devono poterci permettere di costruire un qualunque <text:span text:style-name="T22">istanza dell’oggetto considerato.</text:span></text:p>
      <text:p text:style-name="P25"/>
      <text:p text:style-name="P4"><text:soft-page-break/></text:p>
      <text:p text:style-name="P26"><text:span text:style-name="T23">Implementazione </text:span><text:span text:style-name="T24">per l’astrazione dati</text:span></text:p>
      <text:p text:style-name="P27"/>
      <text:p text:style-name="P28">Nell’implementare una classe dobbiamo descrivere le informazioni che concernano quell’entità.</text:p>
      <text:p text:style-name="P29">Per fare ciò nelle classi vengono aggiunti dei campi (attributi), che sono un elenco di variabili dichiarate col loro tipo e nome.</text:p>
      <text:p text:style-name="P30">Tutto l’insieme di queste variabili vengono valorizzate quando creiamo l’istanza di questa classe <text:span text:style-name="T27">e t</text:span><text:span text:style-name="T25">ale collezione </text:span><text:span text:style-name="T26">viene chiamata Rappresentazione.</text:span></text:p>
      <text:p text:style-name="P31">Se vengono create più istanze dello stesso oggetto, allora ogni istanza avrà nello Heap lo spazio per mantenere le sue informazioni.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4:45:34.126401518</meta:creation-date>
    <meta:generator>LibreOffice/6.4.6.2$Linux_X86_64 LibreOffice_project/40$Build-2</meta:generator>
    <dc:date>2021-03-16T15:52:31.956443616</dc:date>
    <meta:editing-duration>PT1H6M8S</meta:editing-duration>
    <meta:editing-cycles>105</meta:editing-cycles>
    <meta:document-statistic meta:table-count="0" meta:image-count="0" meta:object-count="0" meta:page-count="2" meta:paragraph-count="33" meta:word-count="504" meta:character-count="3308" meta:non-whitespace-character-count="2848"/>
  </office:meta>
</office:document-meta>
</file>